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Text_20_body">
      <style:text-properties officeooo:rsid="000f3ab0" officeooo:paragraph-rsid="000f3ab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 el siguiente ejercicio de investigación y entrégalo en un fichero .pdf:<text:line-break/>1.- Ingresa al sitio web del W3C y consulta la especificación HTML 4.01 y destaca lo que consideres más importante.</text:p>
      <text:p text:style-name="P1"><text:tab/>→ Listas</text:p>
      <text:p text:style-name="P1"><text:tab/>→ Tablas</text:p>
      <text:p text:style-name="P1"><text:tab/>→ Links</text:p>
      <text:p text:style-name="P1"><text:tab/>→ Objetos, imágenes</text:p>
      <text:p text:style-name="P1">2.- Mira el estado de las publicaciones sobre HTML 5.</text:p>
      <text:p text:style-name="P1">3.- Comprueba las metas del W3C.</text:p>
      <text:p text:style-name="P1">W3C propone a diseñadores, programadores, editores y empresas de <text:span text:style-name="T1">software </text:span><text:span text:style-name="T2">dedicadas a web browser el cumplimiento de ciertas directivas de desarrollo. W3C ofrece pautas sobre la mayoría de los lenguajes y tecnologías de uso común en la construcción de páginas y aplicaciones web.</text:span></text:p>
      <text:p text:style-name="P1">4.- Echa un vistazo a la lista de miembros españoles.</text:p>
      <text:p text:style-name="P1">→ GFT IT Consulting (Madrid, España)</text:p>
      <text:p text:style-name="P1">→ Glocal Quality Solutions (Málaga, España)</text:p>
      <text:p text:style-name="P1">→ Igalia (A Coruña, España)</text:p>
      <text:p text:style-name="P1">→ Santillana Global (Madrid, España)</text:p>
      <text:p text:style-name="P1">→ WIRIS Science (Barcelona, Españ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3:40:30.873876715</meta:creation-date>
    <meta:generator>LibreOffice/7.3.6.2$Linux_X86_64 LibreOffice_project/30$Build-2</meta:generator>
    <dc:date>2022-10-03T13:54:03.192646664</dc:date>
    <meta:editing-duration>PT13M33S</meta:editing-duration>
    <meta:editing-cycles>2</meta:editing-cycles>
    <meta:document-statistic meta:table-count="0" meta:image-count="0" meta:object-count="0" meta:page-count="1" meta:paragraph-count="14" meta:word-count="137" meta:character-count="835" meta:non-whitespace-character-count="708"/>
  </office:meta>
</office:document-meta>
</file>